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5.237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_loca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ysical_category</text:p>
          </table:table-cell>
          <table:table-cell office:value-type="string" calcext:value-type="string">
            <text:p>element_id</text:p>
          </table:table-cell>
          <table:table-cell office:value-type="string" calcext:value-type="string">
            <text:p>terrain_flattening</text:p>
          </table:table-cell>
          <table:table-cell office:value-type="string" calcext:value-type="string">
            <text:p>show_interaction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l shelters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s &amp; shrub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ads &amp; Path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t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ris pour animaux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n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âtiments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bres &amp; arbust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utes &amp; Sentier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teu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t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nt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 points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ts d’eau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MOLOCK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Feuille1.A1:Feuille1.F1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 style:data-style-name="N2" text:time-value="09:48:03.1377759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13T11:17:58.102613611</meta:creation-date>
    <meta:generator>LibreOffice/6.4.7.2$Linux_X86_64 LibreOffice_project/40$Build-2</meta:generator>
    <dc:date>2022-04-01T09:49:23.304802796</dc:date>
    <meta:editing-duration>PT3H38M19S</meta:editing-duration>
    <meta:editing-cycles>33</meta:editing-cycles>
    <meta:document-statistic meta:table-count="1" meta:cell-count="113" meta:object-count="0"/>
  </office:meta>
</office:document-meta>
</file>